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cm" svg:stroke-color="#646262" draw:stroke-linejoin="round"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5"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dash" draw:stroke-dash="Dashed_20__28_var_29__20_4" svg:stroke-width="0.079cm" svg:stroke-color="#ff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7" style:family="graphic" style:parent-style-name="standard">
      <style:graphic-properties draw:stroke="dash" draw:stroke-dash="Dashed_20__28_var_29__20_5" svg:stroke-width="0.079cm" svg:stroke-color="#ff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OBJECT_5f_ONLY-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pr2" style:family="presentation" style:parent-style-name="OBJECT_5f_ONLY-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style>
    <style:style style:name="pr3" style:family="presentation" style:parent-style-name="OBJECT_5f_ONLY-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pr5"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OBJECT-notes" style:list-style-name="L5">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6.063cm" style:use-optimal-column-width="false"/>
    </style:style>
    <style:style style:name="co2" style:family="table-column">
      <style:table-column-properties style:column-width="9.136cm" style:use-optimal-column-width="false"/>
    </style:style>
    <style:style style:name="ro1" style:family="table-row">
      <style:table-row-properties style:row-height="1.451cm"/>
    </style:style>
    <style:style style:name="ce1" style:family="table-cell">
      <loext:graphic-properties draw:fill="none" draw:textarea-vertical-align="top" fo:padding-top="0.253cm" fo:padding-bottom="0.253cm" fo:padding-left="0.253cm" fo:padding-right="0.253cm"/>
      <style:paragraph-properties fo:border="0.37pt solid #434343"/>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0"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ONLY">
        <draw:frame draw:name="Google Shape;75;p14" presentation:style-name="pr1"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frame draw:name="Google Shape;76;p14" presentation:style-name="pr2" draw:text-style-name="P5" draw:layer="layout" svg:width="25.198cm" svg:height="12.189cm" svg:x="1.401cm" svg:y="1.781cm" presentation:class="subtitle" presentation:user-transformed="true">
          <draw:text-box>
            <text:p text:style-name="P3"><text:span text:style-name="T2">LexMapr’s classification system</text:span></text:p>
            <text:p text:style-name="P3"><text:span text:style-name="T2"/></text:p>
            <text:p text:style-name="P3"><text:span text:style-name="T3">How LexMapr can map samples</text:span></text:p>
            <text:p text:style-name="P3"><text:span text:style-name="T3">to your personal classification schema</text:span></text:p>
            <text:p text:style-name="P4"><text:span text:style-name="T4"/></text:p>
          </draw:text-box>
        </draw:frame>
        <presentation:notes draw:style-name="dp2">
          <draw:page-thumbnail draw:name="Google Shape;72;g632f8b665d_0_0:notes" draw:style-name="gr1" draw:layer="layout" svg:width="14.393cm" svg:height="10.477cm" svg:x="3.599cm" svg:y="2.095cm" draw:page-number="1" presentation:class="page"/>
          <draw:frame draw:name="Google Shape;73;g632f8b665d_0_0:notes"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OBJECT" presentation:presentation-page-layout-name="AL1T11">
        <draw:custom-shape draw:name="Google Shape;81;p15" draw:style-name="gr2" draw:text-style-name="P7" draw:layer="layout" svg:width="25.198cm" svg:height="2.628cm" svg:x="1.4cm" svg:y="0.628cm">
          <text:p text:style-name="P3"><text:span text:style-name="T4">Disclai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3" draw:text-style-name="P7" draw:layer="layout" svg:width="25.198cm" svg:height="9.133cm" svg:x="1.4cm" svg:y="3.685cm">
          <text:p text:style-name="P8"><text:span text:style-name="T5">LexMapr’s classification system is a work-in-progress.</text:span></text:p>
          <text:p text:style-name="P8"><text:span text:style-name="T5">These slides discuss the </text:span><text:span text:style-name="T6">logic</text:span><text:span text:style-name="T5"> used by LexMapr to classify samples. It is currently not possible to utilize the classification functionality for your own needs, without closely working with our development team as we continue to develop LexMapr’s classification system.</text:span></text:p>
          <text:p text:style-name="P8"><text:span text:style-name="T5">The ability to actually run LexMapr on your own classification scheme will be possible at a future date, at which point we will extend these sl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5"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78;g63d7f7e135_0_12:notes" presentation:style-name="pr5" draw:text-style-name="P6" draw:layer="layout" svg:width="17.271cm" svg:height="12.572cm" svg:x="2.159cm" svg:y="13.271cm" presentation:class="notes" presentation:placeholder="true" presentation:user-transformed="true">
            <draw:text-box/>
          </draw:frame>
          <draw:page-thumbnail draw:name="Google Shape;79;g63d7f7e135_0_12:notes" draw:style-name="gr1" draw:layer="layout" svg:width="14.393cm" svg:height="10.477cm" svg:x="3.599cm" svg:y="2.095cm" draw:page-number="2" presentation:class="page"/>
        </presentation:notes>
      </draw:page>
      <draw:page draw:name="page3" draw:style-name="dp1" draw:master-page-name="OBJECT" presentation:presentation-page-layout-name="AL1T11">
        <draw:custom-shape draw:name="Google Shape;88;p16" draw:style-name="gr2" draw:text-style-name="P7" draw:layer="layout" svg:width="25.198cm" svg:height="2.628cm" svg:x="1.4cm" svg:y="0.628cm">
          <text:p text:style-name="P3"><text:span text:style-name="T4">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6" draw:style-name="standard" draw:layer="layout" svg:width="25.198cm" svg:height="4.352cm" svg:x="1.4cm" svg:y="3.786cm">
          <table:table>
            <table:table-column table:style-name="co1"/>
            <table:table-column table:style-name="co2"/>
            <table:table-row table:style-name="ro1" table:default-cell-style-name="ce1">
              <table:table-cell>
                <text:p text:style-name="P4"><text:span text:style-name="T7">What classification looks like</text:span></text:p>
              </table:table-cell>
              <table:table-cell>
                <text:p text:style-name="P9"><text:span text:style-name="T7">4</text:span></text:p>
              </table:table-cell>
            </table:table-row>
            <table:table-row table:style-name="ro1" table:default-cell-style-name="ce1">
              <table:table-cell>
                <text:p text:style-name="P4"><text:span text:style-name="T7">Buckets and classification</text:span></text:p>
              </table:table-cell>
              <table:table-cell>
                <text:p text:style-name="P9"><text:span text:style-name="T7">7</text:span></text:p>
              </table:table-cell>
            </table:table-row>
            <table:table-row table:style-name="ro1" table:default-cell-style-name="ce1">
              <table:table-cell>
                <text:p text:style-name="P4"><text:span text:style-name="T7">Rules and classification</text:span></text:p>
              </table:table-cell>
              <table:table-cell>
                <text:p text:style-name="P9"><text:span text:style-name="T7">13</text:span></text:p>
              </table:table-cell>
            </table:table-row>
          </table:table>
          <draw:image xlink:href="Pictures/TablePreview1.svm" xlink:type="simple" xlink:show="embed" xlink:actuate="onLoad"/>
        </draw:frame>
        <draw:frame draw:name="Google Shape;90;p16"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85;g5be44b7712_0_66:notes" presentation:style-name="pr6" draw:text-style-name="P6" draw:layer="layout" svg:width="17.271cm" svg:height="12.572cm" svg:x="2.159cm" svg:y="13.271cm" presentation:class="notes" presentation:placeholder="true" presentation:user-transformed="true">
            <draw:text-box/>
          </draw:frame>
          <draw:page-thumbnail draw:name="Google Shape;86;g5be44b7712_0_66:notes" draw:style-name="gr1" draw:layer="layout" svg:width="14.393cm" svg:height="10.477cm" svg:x="3.599cm" svg:y="2.095cm" draw:page-number="3" presentation:class="page"/>
        </presentation:notes>
      </draw:page>
      <draw:page draw:name="page4" draw:style-name="dp1" draw:master-page-name="OBJECT" presentation:presentation-page-layout-name="AL1T11">
        <draw:custom-shape draw:name="Google Shape;95;p17" draw:style-name="gr2" draw:text-style-name="P7" draw:layer="layout" svg:width="25.198cm" svg:height="2.628cm" svg:x="1.4cm" svg:y="0.628cm">
          <text:p text:style-name="P3"><text:span text:style-name="T4">What classification looks 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3" draw:text-style-name="P7" draw:layer="layout" svg:width="25.198cm" svg:height="9.133cm" svg:x="1.4cm" svg:y="3.685cm">
          <text:p text:style-name="P8"><text:span text:style-name="T5">LexMapr maps samples to ontology terms</text:span></text:p>
          <text:p text:style-name="P8"><text:span text:style-name="T5">e.g.,</text:span></text:p>
          <text:p text:style-name="P8"><text:span text:style-name="T5"><text:s text:c="4"/></text:span><text:span text:style-name="T8">Chicken Breast ➡ chicken breast:foodon_00002703</text:span></text:p>
          <text:p text:style-name="P8"><text:span text:style-name="T5"><text:s text:c="4"/></text:span><text:span text:style-name="T8">Baked Potato ➡ potato (whole, baked):foodon_03302196</text:span></text:p>
          <text:p text:style-name="P8"><text:span text:style-name="T5"><text:s text:c="4"/></text:span><text:span text:style-name="T8">Canned Corn ➡ corn (canned):foodon_03302665</text:span></text:p>
          <text:p text:style-name="P8"><text:span text:style-name="T5"><text:s text:c="4"/></text:span><text:span text:style-name="T8">Frozen Yogurt ➡ frozen yogurt:foodon_03307445</text:span></text:p>
          <text:p text:style-name="P8"><text:span text:style-name="T5"><text:s text:c="4"/></text:span><text:span text:style-name="T8">Apple Pie ➡ apple pie:foodon_000024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92;g63d7f7e135_0_23:notes" presentation:style-name="pr7" draw:text-style-name="P6" draw:layer="layout" svg:width="17.271cm" svg:height="12.572cm" svg:x="2.159cm" svg:y="13.271cm" presentation:class="notes" presentation:placeholder="true" presentation:user-transformed="true">
            <draw:text-box/>
          </draw:frame>
          <draw:page-thumbnail draw:name="Google Shape;93;g63d7f7e135_0_23:notes" draw:style-name="gr1" draw:layer="layout" svg:width="14.393cm" svg:height="10.477cm" svg:x="3.599cm" svg:y="2.095cm" draw:page-number="4" presentation:class="page"/>
        </presentation:notes>
      </draw:page>
      <draw:page draw:name="page5" draw:style-name="dp1" draw:master-page-name="OBJECT" presentation:presentation-page-layout-name="AL1T11">
        <draw:custom-shape draw:name="Google Shape;102;p18" draw:style-name="gr2" draw:text-style-name="P7" draw:layer="layout" svg:width="25.198cm" svg:height="2.628cm" svg:x="1.4cm" svg:y="0.628cm">
          <text:p text:style-name="P3"><text:span text:style-name="T4">What classification looks 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3" draw:text-style-name="P7" draw:layer="layout" svg:width="25.198cm" svg:height="9.133cm" svg:x="1.4cm" svg:y="3.685cm">
          <text:p text:style-name="P8"><text:span text:style-name="T5">But you may want to map samples to your own classification schema</text:span></text:p>
          <text:p text:style-name="P8"><text:span text:style-name="T5"><text:s text:c="2"/></text:span><text:span text:style-name="T5">e.g.,</text:span></text:p>
          <text:p text:style-name="P8"><text:span text:style-name="T5"><text:s text:c="6"/></text:span><text:span text:style-name="T8">Chicken Breast ➡ meat</text:span></text:p>
          <text:p text:style-name="P8"><text:span text:style-name="T5"><text:s text:c="6"/></text:span><text:span text:style-name="T8">Baked Potato ➡ vegetable</text:span></text:p>
          <text:p text:style-name="P8"><text:span text:style-name="T5"><text:s text:c="6"/></text:span><text:span text:style-name="T8">Canned Corn ➡ vegetable</text:span></text:p>
          <text:p text:style-name="P8"><text:span text:style-name="T5"><text:s text:c="6"/></text:span><text:span text:style-name="T8">Frozen Yogurt ➡ dairy</text:span></text:p>
          <text:p text:style-name="P8"><text:span text:style-name="T5"><text:s text:c="6"/></text:span><text:span text:style-name="T8">Apple Pie ➡ fru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8"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99;g632f8b665d_0_34:notes" presentation:style-name="pr8" draw:text-style-name="P6" draw:layer="layout" svg:width="17.271cm" svg:height="12.572cm" svg:x="2.159cm" svg:y="13.271cm" presentation:class="notes" presentation:placeholder="true" presentation:user-transformed="true">
            <draw:text-box/>
          </draw:frame>
          <draw:page-thumbnail draw:name="Google Shape;100;g632f8b665d_0_34:notes" draw:style-name="gr1" draw:layer="layout" svg:width="14.393cm" svg:height="10.477cm" svg:x="3.599cm" svg:y="2.095cm" draw:page-number="5" presentation:class="page"/>
        </presentation:notes>
      </draw:page>
      <draw:page draw:name="page6" draw:style-name="dp1" draw:master-page-name="OBJECT" presentation:presentation-page-layout-name="AL1T11">
        <draw:custom-shape draw:name="Google Shape;109;p19" draw:style-name="gr2" draw:text-style-name="P7" draw:layer="layout" svg:width="25.198cm" svg:height="2.628cm" svg:x="1.4cm" svg:y="0.628cm">
          <text:p text:style-name="P3"><text:span text:style-name="T4">What classification looks li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3" draw:text-style-name="P7" draw:layer="layout" svg:width="26.91cm" svg:height="9.133cm" svg:x="1.4cm" svg:y="3.685cm">
          <text:p text:style-name="P8"><text:span text:style-name="T5">LexMapr allows you to do this, by classifying mapped ontology terms</text:span></text:p>
          <text:p text:style-name="P8"><text:span text:style-name="T5"><text:s text:c="2"/></text:span><text:span text:style-name="T5">e.g.,</text:span></text:p>
          <text:p text:style-name="P8"><text:span text:style-name="T5"><text:s text:c="6"/></text:span><text:span text:style-name="T8">Chicken Breast ➡ chicken breast:foodon_00002703 ➡ meat</text:span></text:p>
          <text:p text:style-name="P8"><text:span text:style-name="T5"><text:s text:c="6"/></text:span><text:span text:style-name="T8">Baked Potato ➡ potato (whole, baked):foodon_03302196 ➡ vegetable</text:span></text:p>
          <text:p text:style-name="P8"><text:span text:style-name="T5"><text:s text:c="6"/></text:span><text:span text:style-name="T8">Canned Corn ➡ corn (canned):foodon_03302665 ➡ vegetable</text:span></text:p>
          <text:p text:style-name="P8"><text:span text:style-name="T5"><text:s text:c="6"/></text:span><text:span text:style-name="T8">Frozen Yogurt ➡ frozen yogurt:foodon_03307445 ➡ dairy</text:span></text:p>
          <text:p text:style-name="P8"><text:span text:style-name="T5"><text:s text:c="6"/></text:span><text:span text:style-name="T8">Apple Pie ➡ apple pie:foodon_00002475 ➡ fru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19"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106;g632f8b665d_0_40:notes" presentation:style-name="pr9" draw:text-style-name="P6" draw:layer="layout" svg:width="17.271cm" svg:height="12.572cm" svg:x="2.159cm" svg:y="13.271cm" presentation:class="notes" presentation:placeholder="true" presentation:user-transformed="true">
            <draw:text-box/>
          </draw:frame>
          <draw:page-thumbnail draw:name="Google Shape;107;g632f8b665d_0_40:notes" draw:style-name="gr1" draw:layer="layout" svg:width="14.393cm" svg:height="10.477cm" svg:x="3.599cm" svg:y="2.095cm" draw:page-number="6" presentation:class="page"/>
        </presentation:notes>
      </draw:page>
      <draw:page draw:name="page7" draw:style-name="dp1" draw:master-page-name="OBJECT" presentation:presentation-page-layout-name="AL1T11">
        <draw:custom-shape draw:name="Google Shape;116;p20"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0" draw:style-name="gr3" draw:text-style-name="P7" draw:layer="layout" svg:width="25.42cm" svg:height="9.133cm" svg:x="1.4cm" svg:y="3.685cm">
          <text:p text:style-name="P8"><text:span text:style-name="T5">Recall the structure of an ont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0"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custom-shape draw:name="Google Shape;119;p20" draw:style-name="gr4" draw:text-style-name="P7" draw:layer="layout" svg:width="12.408cm" svg:height="1.205cm" svg:x="7.664cm" svg:y="5.763cm">
          <text:p text:style-name="P3"><text:span text:style-name="T9">food material:foodon_000024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0" draw:style-name="gr4" draw:text-style-name="P7" draw:layer="layout" svg:width="13.276cm" svg:height="1.205cm" svg:x="0.109cm" svg:y="11.48cm">
          <text:p text:style-name="P3"><text:span text:style-name="T9">meat food product:foodon_000010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0" draw:style-name="gr4" draw:text-style-name="P7" draw:layer="layout" svg:width="18.358cm" svg:height="1.205cm" svg:x="5.695cm" svg:y="8.301cm">
          <text:p text:style-name="P3"><text:span text:style-name="T9">vertebrate animal food product:foodon_000010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0" draw:style-name="gr4" draw:text-style-name="P7" draw:layer="layout" svg:width="13.882cm" svg:height="1.205cm" svg:x="14.001cm" svg:y="11.48cm">
          <text:p text:style-name="P3"><text:span text:style-name="T9">dairy food product:foodon_000012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0" draw:style-name="gr5" draw:text-style-name="P10" draw:layer="layout" svg:width="0.001cm" svg:height="0.841cm" svg:x="14.001cm" svg:y="7.248cm">
          <text:p/>
          <draw:enhanced-geometry draw:mirror-horizontal="false" draw:mirror-vertical="false" svg:viewBox="0 0 21600 21600" draw:type="mso-spt32" draw:enhanced-path="M 0 0 L 21600 21600 N"/>
        </draw:custom-shape>
        <draw:custom-shape draw:name="Google Shape;124;p20" draw:style-name="gr5" draw:text-style-name="P10" draw:layer="layout" svg:width="3.218cm" svg:height="0.783cm" svg:x="7.212cm" svg:y="10.061cm">
          <text:p/>
          <draw:enhanced-geometry draw:mirror-horizontal="true" draw:mirror-vertical="false" svg:viewBox="0 0 21600 21600" draw:type="mso-spt32" draw:enhanced-path="M 0 0 L 21600 21600 N"/>
        </draw:custom-shape>
        <draw:custom-shape draw:name="Google Shape;125;p20" draw:style-name="gr5" draw:text-style-name="P10" draw:layer="layout" svg:width="3.412cm" svg:height="1.048cm" svg:x="17.349cm" svg:y="10.008cm">
          <text:p/>
          <draw:enhanced-geometry draw:mirror-horizontal="false" draw:mirror-vertical="false" svg:viewBox="0 0 21600 21600" draw:type="mso-spt32" draw:enhanced-path="M 0 0 L 21600 21600 N"/>
        </draw:custom-shape>
        <presentation:notes draw:style-name="dp2">
          <draw:frame draw:name="Google Shape;113;g632f8b665d_0_46:notes" presentation:style-name="pr10" draw:text-style-name="P6" draw:layer="layout" svg:width="17.271cm" svg:height="12.572cm" svg:x="2.159cm" svg:y="13.271cm" presentation:class="notes" presentation:placeholder="true" presentation:user-transformed="true">
            <draw:text-box/>
          </draw:frame>
          <draw:page-thumbnail draw:name="Google Shape;114;g632f8b665d_0_46:notes" draw:style-name="gr1" draw:layer="layout" svg:width="14.393cm" svg:height="10.477cm" svg:x="3.599cm" svg:y="2.095cm" draw:page-number="7" presentation:class="page"/>
        </presentation:notes>
      </draw:page>
      <draw:page draw:name="page8" draw:style-name="dp1" draw:master-page-name="OBJECT" presentation:presentation-page-layout-name="AL1T11">
        <draw:custom-shape draw:name="Google Shape;130;p21"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1" draw:style-name="gr3" draw:text-style-name="P7" draw:layer="layout" svg:width="25.42cm" svg:height="9.133cm" svg:x="1.4cm" svg:y="3.685cm">
          <text:p text:style-name="P8"><text:span text:style-name="T5">LexMapr can designate certain nodes of an ontology as </text:span><text:span text:style-name="T6">buck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1"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custom-shape draw:name="Google Shape;133;p21" draw:style-name="gr4" draw:text-style-name="P7" draw:layer="layout" svg:width="12.408cm" svg:height="1.205cm" svg:x="7.664cm" svg:y="5.763cm">
          <text:p text:style-name="P3"><text:span text:style-name="T9">food material:foodon_000024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1" draw:style-name="gr6" draw:text-style-name="P7" draw:layer="layout" svg:width="13.276cm" svg:height="1.205cm" svg:x="0.109cm" svg:y="11.48cm">
          <text:p text:style-name="P3"><text:span text:style-name="T9">meat food product:foodon_000010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1" draw:style-name="gr4" draw:text-style-name="P7" draw:layer="layout" svg:width="18.358cm" svg:height="1.205cm" svg:x="5.695cm" svg:y="8.301cm">
          <text:p text:style-name="P3"><text:span text:style-name="T9">vertebrate animal food product:foodon_000010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1" draw:style-name="gr7" draw:text-style-name="P7" draw:layer="layout" svg:width="13.882cm" svg:height="1.205cm" svg:x="14.001cm" svg:y="11.48cm">
          <text:p text:style-name="P3"><text:span text:style-name="T9">dairy food product:foodon_000012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1" draw:style-name="gr5" draw:text-style-name="P10" draw:layer="layout" svg:width="0.001cm" svg:height="0.841cm" svg:x="14.001cm" svg:y="7.248cm">
          <text:p/>
          <draw:enhanced-geometry draw:mirror-horizontal="false" draw:mirror-vertical="false" svg:viewBox="0 0 21600 21600" draw:type="mso-spt32" draw:enhanced-path="M 0 0 L 21600 21600 N"/>
        </draw:custom-shape>
        <draw:custom-shape draw:name="Google Shape;138;p21" draw:style-name="gr5" draw:text-style-name="P10" draw:layer="layout" svg:width="3.218cm" svg:height="0.783cm" svg:x="7.212cm" svg:y="10.061cm">
          <text:p/>
          <draw:enhanced-geometry draw:mirror-horizontal="true" draw:mirror-vertical="false" svg:viewBox="0 0 21600 21600" draw:type="mso-spt32" draw:enhanced-path="M 0 0 L 21600 21600 N"/>
        </draw:custom-shape>
        <draw:custom-shape draw:name="Google Shape;139;p21" draw:style-name="gr5" draw:text-style-name="P10" draw:layer="layout" svg:width="3.412cm" svg:height="1.048cm" svg:x="17.349cm" svg:y="10.008cm">
          <text:p/>
          <draw:enhanced-geometry draw:mirror-horizontal="false" draw:mirror-vertical="false" svg:viewBox="0 0 21600 21600" draw:type="mso-spt32" draw:enhanced-path="M 0 0 L 21600 21600 N"/>
        </draw:custom-shape>
        <draw:custom-shape draw:name="Google Shape;140;p21" draw:style-name="gr8" draw:text-style-name="P7" draw:layer="layout" svg:width="12.408cm" svg:height="1.205cm" svg:x="0.543cm" svg:y="12.819cm">
          <text:p text:style-name="P3"><text:span text:style-name="T10">bu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1" draw:style-name="gr8" draw:text-style-name="P7" draw:layer="layout" svg:width="12.408cm" svg:height="1.205cm" svg:x="14.738cm" svg:y="12.819cm">
          <text:p text:style-name="P3"><text:span text:style-name="T10">bu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7;g632f8b665d_0_96:notes" presentation:style-name="pr11" draw:text-style-name="P6" draw:layer="layout" svg:width="17.271cm" svg:height="12.572cm" svg:x="2.159cm" svg:y="13.271cm" presentation:class="notes" presentation:placeholder="true" presentation:user-transformed="true">
            <draw:text-box/>
          </draw:frame>
          <draw:page-thumbnail draw:name="Google Shape;128;g632f8b665d_0_96:notes" draw:style-name="gr1" draw:layer="layout" svg:width="14.393cm" svg:height="10.477cm" svg:x="3.599cm" svg:y="2.095cm" draw:page-number="8" presentation:class="page"/>
        </presentation:notes>
      </draw:page>
      <draw:page draw:name="page9" draw:style-name="dp1" draw:master-page-name="OBJECT" presentation:presentation-page-layout-name="AL1T11">
        <draw:custom-shape draw:name="Google Shape;146;p22"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2" draw:style-name="gr3" draw:text-style-name="P7" draw:layer="layout" svg:width="25.42cm" svg:height="9.133cm" svg:x="1.4cm" svg:y="3.685cm">
          <text:p text:style-name="P8"><text:span text:style-name="T5">Each bucket has its own lab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2"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custom-shape draw:name="Google Shape;149;p22" draw:style-name="gr4" draw:text-style-name="P7" draw:layer="layout" svg:width="12.408cm" svg:height="1.205cm" svg:x="7.664cm" svg:y="5.763cm">
          <text:p text:style-name="P3"><text:span text:style-name="T9">food material:foodon_000024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2" draw:style-name="gr6" draw:text-style-name="P7" draw:layer="layout" svg:width="13.276cm" svg:height="1.205cm" svg:x="0.109cm" svg:y="11.48cm">
          <text:p text:style-name="P3"><text:span text:style-name="T9">meat food product:foodon_000010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2" draw:style-name="gr4" draw:text-style-name="P7" draw:layer="layout" svg:width="18.358cm" svg:height="1.205cm" svg:x="5.695cm" svg:y="8.301cm">
          <text:p text:style-name="P3"><text:span text:style-name="T9">vertebrate animal food product:foodon_000010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2" draw:style-name="gr7" draw:text-style-name="P7" draw:layer="layout" svg:width="13.882cm" svg:height="1.205cm" svg:x="14.001cm" svg:y="11.48cm">
          <text:p text:style-name="P3"><text:span text:style-name="T9">dairy food product:foodon_000012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2" draw:style-name="gr5" draw:text-style-name="P10" draw:layer="layout" svg:width="0.001cm" svg:height="0.841cm" svg:x="14.001cm" svg:y="7.248cm">
          <text:p/>
          <draw:enhanced-geometry draw:mirror-horizontal="false" draw:mirror-vertical="false" svg:viewBox="0 0 21600 21600" draw:type="mso-spt32" draw:enhanced-path="M 0 0 L 21600 21600 N"/>
        </draw:custom-shape>
        <draw:custom-shape draw:name="Google Shape;154;p22" draw:style-name="gr5" draw:text-style-name="P10" draw:layer="layout" svg:width="3.218cm" svg:height="0.783cm" svg:x="7.212cm" svg:y="10.061cm">
          <text:p/>
          <draw:enhanced-geometry draw:mirror-horizontal="true" draw:mirror-vertical="false" svg:viewBox="0 0 21600 21600" draw:type="mso-spt32" draw:enhanced-path="M 0 0 L 21600 21600 N"/>
        </draw:custom-shape>
        <draw:custom-shape draw:name="Google Shape;155;p22" draw:style-name="gr5" draw:text-style-name="P10" draw:layer="layout" svg:width="3.412cm" svg:height="1.048cm" svg:x="17.349cm" svg:y="10.008cm">
          <text:p/>
          <draw:enhanced-geometry draw:mirror-horizontal="false" draw:mirror-vertical="false" svg:viewBox="0 0 21600 21600" draw:type="mso-spt32" draw:enhanced-path="M 0 0 L 21600 21600 N"/>
        </draw:custom-shape>
        <draw:custom-shape draw:name="Google Shape;156;p22" draw:style-name="gr8" draw:text-style-name="P7" draw:layer="layout" svg:width="12.408cm" svg:height="1.205cm" svg:x="0.543cm" svg:y="12.819cm">
          <text:p text:style-name="P3"><text:span text:style-name="T10">bucket</text:span></text:p>
          <text:p text:style-name="P3"><text:span text:style-name="T10">label: m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2" draw:style-name="gr8" draw:text-style-name="P7" draw:layer="layout" svg:width="12.408cm" svg:height="1.205cm" svg:x="14.738cm" svg:y="12.819cm">
          <text:p text:style-name="P3"><text:span text:style-name="T10">bucket</text:span></text:p>
          <text:p text:style-name="P3"><text:span text:style-name="T10">label: dai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g632f8b665d_0_111:notes" presentation:style-name="pr12" draw:text-style-name="P6" draw:layer="layout" svg:width="17.271cm" svg:height="12.572cm" svg:x="2.159cm" svg:y="13.271cm" presentation:class="notes" presentation:placeholder="true" presentation:user-transformed="true">
            <draw:text-box/>
          </draw:frame>
          <draw:page-thumbnail draw:name="Google Shape;144;g632f8b665d_0_111:notes" draw:style-name="gr1" draw:layer="layout" svg:width="14.393cm" svg:height="10.477cm" svg:x="3.599cm" svg:y="2.095cm" draw:page-number="9" presentation:class="page"/>
        </presentation:notes>
      </draw:page>
      <draw:page draw:name="page10" draw:style-name="dp1" draw:master-page-name="OBJECT" presentation:presentation-page-layout-name="AL1T11">
        <draw:custom-shape draw:name="Google Shape;162;p23"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3" draw:style-name="gr3" draw:text-style-name="P7" draw:layer="layout" svg:width="25.42cm" svg:height="9.133cm" svg:x="1.4cm" svg:y="3.685cm">
          <text:p text:style-name="P8"><text:span text:style-name="T5">Any sample mapped to a </text:span><text:span text:style-name="T6">bucket or its descendants</text:span><text:span text:style-name="T5"> is classified with the bucket’s label</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8">dairy food ➡ dairy food product:foodon_00001256 ➡ dairy</text:span></text:p>
          <text:p text:style-name="P8"><text:span text:style-name="T8">ice cream ➡ ice cream food product:foodon_00001045 ➡ dairy</text:span></text:p>
          <text:p text:style-name="P8"><text:span text:style-name="T8">cheese ➡ cheese food product:foodon_00001878 ➡ dai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3"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custom-shape draw:name="Google Shape;165;p23" draw:style-name="gr7" draw:text-style-name="P7" draw:layer="layout" svg:width="13.882cm" svg:height="1.205cm" svg:x="7.169cm" svg:y="5.257cm">
          <text:p text:style-name="P3"><text:span text:style-name="T9">dairy food product:foodon_000012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3" draw:style-name="gr4" draw:text-style-name="P7" draw:layer="layout" svg:width="13.195cm" svg:height="2.071cm" svg:x="14.688cm" svg:y="6.637cm">
          <text:p text:style-name="P3"><text:span text:style-name="T9">frozen dairy dessert:foodon_000018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3" draw:style-name="gr4" draw:text-style-name="P7" draw:layer="layout" svg:width="15.662cm" svg:height="1.205cm" svg:x="12.22cm" svg:y="9.533cm">
          <text:p text:style-name="P3"><text:span text:style-name="T9">ice cream food product:foodon_0000104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3" draw:style-name="gr4" draw:text-style-name="P7" draw:layer="layout" svg:width="12.072cm" svg:height="2.071cm" svg:x="1.81cm" svg:y="6.848cm">
          <text:p text:style-name="P3"><text:span text:style-name="T9">cheese food product:foodon_000018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3" draw:style-name="gr5" draw:text-style-name="P10" draw:layer="layout" svg:width="2.181cm" svg:height="1.063cm" svg:x="4.362cm" svg:y="5.603cm">
          <text:p/>
          <draw:enhanced-geometry draw:mirror-horizontal="true" draw:mirror-vertical="false" svg:viewBox="0 0 21600 21600" draw:type="mso-spt32" draw:enhanced-path="M 0 0 L 21600 21600 N"/>
        </draw:custom-shape>
        <draw:custom-shape draw:name="Google Shape;170;p23" draw:style-name="gr5" draw:text-style-name="P10" draw:layer="layout" svg:width="1.492cm" svg:height="0.878cm" svg:x="21.463cm" svg:y="5.779cm">
          <text:p/>
          <draw:enhanced-geometry draw:mirror-horizontal="false" draw:mirror-vertical="false" svg:viewBox="0 0 21600 21600" draw:type="mso-spt32" draw:enhanced-path="M 0 0 L 21600 21600 N"/>
        </draw:custom-shape>
        <draw:custom-shape draw:name="Google Shape;171;p23" draw:style-name="gr5" draw:text-style-name="P10" draw:layer="layout" svg:width="0.001cm" svg:height="1.064cm" svg:x="20.595cm" svg:y="8.497cm">
          <text:p/>
          <draw:enhanced-geometry draw:mirror-horizontal="false" draw:mirror-vertical="false" svg:viewBox="0 0 21600 21600" draw:type="mso-spt32" draw:enhanced-path="M 0 0 L 21600 21600 N"/>
        </draw:custom-shape>
        <presentation:notes draw:style-name="dp2">
          <draw:frame draw:name="Google Shape;159;g632f8b665d_0_143:notes" presentation:style-name="pr13" draw:text-style-name="P6" draw:layer="layout" svg:width="17.271cm" svg:height="12.572cm" svg:x="2.159cm" svg:y="13.271cm" presentation:class="notes" presentation:placeholder="true" presentation:user-transformed="true">
            <draw:text-box/>
          </draw:frame>
          <draw:page-thumbnail draw:name="Google Shape;160;g632f8b665d_0_143:notes" draw:style-name="gr1" draw:layer="layout" svg:width="14.393cm" svg:height="10.477cm" svg:x="3.599cm" svg:y="2.095cm" draw:page-number="10" presentation:class="page"/>
        </presentation:notes>
      </draw:page>
      <draw:page draw:name="page11" draw:style-name="dp1" draw:master-page-name="OBJECT" presentation:presentation-page-layout-name="AL1T11">
        <draw:custom-shape draw:name="Google Shape;176;p24"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4" draw:style-name="gr3" draw:text-style-name="P7" draw:layer="layout" svg:width="25.42cm" svg:height="9.133cm" svg:x="1.4cm" svg:y="3.685cm">
          <text:p text:style-name="P4"><text:span text:style-name="T5">If there are nested buckets, a mapped ontology term is classified to its most recent ancestor</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8"><text:span text:style-name="T8">wagyu steak ➡ wagyu steak:foodon_00002556 ➡ be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24"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draw:custom-shape draw:name="Google Shape;179;p24" draw:style-name="gr7" draw:text-style-name="P7" draw:layer="layout" svg:width="16.085cm" svg:height="1.205cm" svg:x="6.068cm" svg:y="8.608cm">
          <text:p text:style-name="P3"><text:span text:style-name="T9">bovine meat food product:foodon_000011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4" draw:style-name="gr6" draw:text-style-name="P7" draw:layer="layout" svg:width="13.276cm" svg:height="1.205cm" svg:x="7.472cm" svg:y="6.212cm">
          <text:p text:style-name="P3"><text:span text:style-name="T9">meat food product:foodon_000010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4" draw:style-name="gr4" draw:text-style-name="P7" draw:layer="layout" svg:width="15.662cm" svg:height="1.205cm" svg:x="6.279cm" svg:y="11.004cm">
          <text:p text:style-name="P3"><text:span text:style-name="T9">wagyu steak:foodon_000025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4" draw:style-name="gr5" draw:text-style-name="P10" draw:layer="layout" svg:width="0.001cm" svg:height="1.064cm" svg:x="14cm" svg:y="7.48cm">
          <text:p/>
          <draw:enhanced-geometry draw:mirror-horizontal="false" draw:mirror-vertical="false" svg:viewBox="0 0 21600 21600" draw:type="mso-spt32" draw:enhanced-path="M 0 0 L 21600 21600 N"/>
        </draw:custom-shape>
        <draw:custom-shape draw:name="Google Shape;183;p24" draw:style-name="gr5" draw:text-style-name="P10" draw:layer="layout" svg:width="0.001cm" svg:height="1.064cm" svg:x="14cm" svg:y="10.025cm">
          <text:p/>
          <draw:enhanced-geometry draw:mirror-horizontal="false" draw:mirror-vertical="false" svg:viewBox="0 0 21600 21600" draw:type="mso-spt32" draw:enhanced-path="M 0 0 L 21600 21600 N"/>
        </draw:custom-shape>
        <draw:custom-shape draw:name="Google Shape;184;p24" draw:style-name="gr8" draw:text-style-name="P7" draw:layer="layout" svg:width="12.408cm" svg:height="1.205cm" svg:x="-2.963cm" svg:y="6.212cm">
          <text:p text:style-name="P3"><text:span text:style-name="T10">label: m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4" draw:style-name="gr8" draw:text-style-name="P7" draw:layer="layout" svg:width="12.408cm" svg:height="1.205cm" svg:x="-2.963cm" svg:y="8.541cm">
          <text:p text:style-name="P3"><text:span text:style-name="T10">label: be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g632f8b665d_0_70:notes" presentation:style-name="pr14" draw:text-style-name="P6" draw:layer="layout" svg:width="17.271cm" svg:height="12.572cm" svg:x="2.159cm" svg:y="13.271cm" presentation:class="notes" presentation:placeholder="true" presentation:user-transformed="true">
            <draw:text-box/>
          </draw:frame>
          <draw:page-thumbnail draw:name="Google Shape;174;g632f8b665d_0_70:notes" draw:style-name="gr1" draw:layer="layout" svg:width="14.393cm" svg:height="10.477cm" svg:x="3.599cm" svg:y="2.095cm" draw:page-number="11" presentation:class="page"/>
        </presentation:notes>
      </draw:page>
      <draw:page draw:name="page12" draw:style-name="dp1" draw:master-page-name="OBJECT" presentation:presentation-page-layout-name="AL1T11">
        <draw:custom-shape draw:name="Google Shape;190;p25" draw:style-name="gr3" draw:text-style-name="P7" draw:layer="layout" svg:width="25.42cm" svg:height="9.133cm" svg:x="1.4cm" svg:y="3.685cm">
          <text:p text:style-name="P4"><text:span text:style-name="T5">To summarize the idea of buckets:</text:span></text:p>
          <text:p text:style-name="P4"><text:span text:style-name="T5"/></text:p>
          <text:p text:style-name="P4"><text:span text:style-name="T5"><text:s text:c="4"/></text:span><text:span text:style-name="T5">You pick nodes from the ontologies you are mapping your samples against, to </text:span></text:p>
          <text:p text:style-name="P4"><text:span text:style-name="T5"><text:s text:c="4"/></text:span><text:span text:style-name="T5">designate as buckets</text:span></text:p>
          <text:p text:style-name="P4"><text:span text:style-name="T5"/></text:p>
          <text:p text:style-name="P4"><text:span text:style-name="T5"><text:s text:c="4"/></text:span><text:span text:style-name="T5">You give the buckets labels fitting your classification scheme</text:span></text:p>
          <text:p text:style-name="P4"><text:span text:style-name="T5"/></text:p>
          <text:p text:style-name="P4"><text:span text:style-name="T5"><text:s text:c="4"/></text:span><text:span text:style-name="T5">Any samples mapped to a bucket, or its descendants, will be classified under your</text:span></text:p>
          <text:p text:style-name="P4"><text:span text:style-name="T5"><text:s text:c="4"/></text:span><text:span text:style-name="T5">classification scheme</text:span></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5" draw:style-name="gr2" draw:text-style-name="P7" draw:layer="layout" svg:width="25.198cm" svg:height="2.628cm" svg:x="1.4cm" svg:y="0.628cm">
          <text:p text:style-name="P3"><text:span text:style-name="T4">Bucket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25"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187;g632f8b665d_0_161:notes" presentation:style-name="pr15" draw:text-style-name="P6" draw:layer="layout" svg:width="17.271cm" svg:height="12.572cm" svg:x="2.159cm" svg:y="13.271cm" presentation:class="notes" presentation:placeholder="true" presentation:user-transformed="true">
            <draw:text-box/>
          </draw:frame>
          <draw:page-thumbnail draw:name="Google Shape;188;g632f8b665d_0_161:notes" draw:style-name="gr1" draw:layer="layout" svg:width="14.393cm" svg:height="10.477cm" svg:x="3.599cm" svg:y="2.095cm" draw:page-number="12" presentation:class="page"/>
        </presentation:notes>
      </draw:page>
      <draw:page draw:name="page13" draw:style-name="dp1" draw:master-page-name="OBJECT" presentation:presentation-page-layout-name="AL1T11">
        <draw:custom-shape draw:name="Google Shape;197;p26" draw:style-name="gr3" draw:text-style-name="P7" draw:layer="layout" svg:width="25.42cm" svg:height="9.133cm" svg:x="1.4cm" svg:y="3.685cm">
          <text:p text:style-name="P4"><text:span text:style-name="T5">LexMapr permits classification “rules” that allow you to further refine the results of bucket mapping</text:span></text:p>
          <text:p text:style-name="P4"><text:span text:style-name="T5"/></text:p>
          <text:p text:style-name="P4"><text:span text:style-name="T5">e.g.,</text:span></text:p>
          <text:p text:style-name="P4"><text:span text:style-name="T5"><text:s text:c="4"/></text:span><text:span text:style-name="T5">if you map “dairy” and “cow”, remove “cow”</text:span></text:p>
          <text:p text:style-name="P4"><text:span text:style-name="T5"><text:s text:c="4"/></text:span><text:span text:style-name="T5">if you map “pork” and “meat”, remove “meat”</text:span></text:p>
          <text:p text:style-name="P4"><text:span text:style-name="T5"><text:s text:c="4"/></text:span><text:span text:style-name="T5">if you map “pork” and “clinical/research”, remove “pork” and add “p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6" draw:style-name="gr2" draw:text-style-name="P7" draw:layer="layout" svg:width="25.198cm" svg:height="2.628cm" svg:x="1.4cm" svg:y="0.628cm">
          <text:p text:style-name="P3"><text:span text:style-name="T4">Rules and class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9;p26" presentation:style-name="pr4" draw:text-style-name="P2" draw:layer="layout" svg:width="1.679cm" svg:height="1.205cm" svg:x="26.204cm" svg:y="14.546cm" presentation:class="page-number" presentation:user-transformed="true">
          <draw:text-box>
            <text:p text:style-name="P1"><text:span text:style-name="T1"><text:page-number>&lt;number&gt;</text:page-number></text:span></text:p>
          </draw:text-box>
        </draw:frame>
        <presentation:notes draw:style-name="dp2">
          <draw:frame draw:name="Google Shape;194;g63d7f7e135_0_0:notes" presentation:style-name="pr16" draw:text-style-name="P6" draw:layer="layout" svg:width="17.271cm" svg:height="12.572cm" svg:x="2.159cm" svg:y="13.271cm" presentation:class="notes" presentation:placeholder="true" presentation:user-transformed="true">
            <draw:text-box/>
          </draw:frame>
          <draw:page-thumbnail draw:name="Google Shape;195;g63d7f7e135_0_0:notes" draw:style-name="gr1" draw:layer="layout" svg:width="14.393cm" svg:height="10.477cm" svg:x="3.599cm" svg:y="2.09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draw:stroke-dash draw:name="Dashed_20__28_var_29__20_5" draw:display-name="Dashed (var) 5" draw:style="rect" draw:dots2="1" draw:dots2-length="0.632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5f_ONLY-background" style:display-name="OBJECT_ONLY-background" style:family="presentation">
      <style:graphic-properties draw:stroke="none" draw:fill="solid" draw:fill-color="#f6fbfc"/>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shrink-to-fit" style:shrink-to-fit="true">
        <text:list-style style:name="OBJECT_5f_ONLY-outline1" style:display-name="OBJECT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3" style:display-name="OBJECT_ONLY-outline3" style:family="presentation" style:parent-style-name="OBJECT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4" style:display-name="OBJECT_ONLY-outline4" style:family="presentation" style:parent-style-name="OBJECT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text:list-style style:name="OBJECT_5f_ONLY-title" style:display-name="OBJECT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6fbf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6fbf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BJECT_5f_ONLY-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2" style:family="presentation" style:parent-style-name="OBJECT_5f_ONLY-backgroundobjects">
      <style:graphic-properties draw:stroke="none" draw:fill="none" draw:fill-color="#ffffff" draw:auto-grow-height="false" fo:min-height="1.485cm"/>
    </style:style>
    <style:style style:name="Mpr3" style:family="presentation" style:parent-style-name="OBJECT_5f_ONL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5" style:family="presentation" style:parent-style-name="OBJECT-backgroundobjects">
      <style:graphic-properties draw:stroke="none" draw:fill="none" draw:fill-color="#ffffff" draw:auto-grow-height="false" fo:min-height="1.397cm"/>
    </style:style>
    <style:style style:name="Mpr6"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_5f_ONLY" style:display-name="OBJECT_ONLY" style:page-layout-name="PM1" draw:style-name="Mdp1">
      <draw:frame draw:name="Google Shape;31;p7" presentation:style-name="Mpr1"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draw:frame presentation:style-name="OBJECT_5f_ONLY-title" draw:layer="backgroundobjects" svg:width="25.2cm" svg:height="2.629cm" svg:x="1.4cm" svg:y="0.628cm" presentation:class="title" presentation:placeholder="true">
        <draw:text-box/>
      </draw:frame>
      <draw:frame presentation:style-name="OBJECT_5f_ONLY-outline1" draw:layer="backgroundobjects" svg:width="25.2cm" svg:height="9.135cm" svg:x="1.4cm" svg:y="3.685cm" presentation:class="outline" presentation:placeholder="true">
        <draw:text-box/>
      </draw:frame>
      <presentation:notes style:page-layout-name="PM2">
        <draw:page-thumbnail presentation:style-name="OBJECT_5f_ONLY-title" draw:layer="backgroundobjects" svg:width="19.798cm" svg:height="11.136cm" svg:x="0.6cm" svg:y="2.257cm" presentation:class="page"/>
        <draw:frame presentation:style-name="OBJECT_5f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6;p3" presentation:style-name="OBJECT-title" draw:layer="backgroundobjects" svg:width="25.198cm" svg:height="2.628cm" svg:x="1.4cm" svg:y="0.628cm" presentation:class="title" presentation:placeholder="true" presentation:user-transformed="true">
        <draw:text-box/>
      </draw:frame>
      <draw:frame draw:name="Google Shape;17;p3" presentation:style-name="OBJECT-outline1" draw:layer="backgroundobjects" svg:width="25.198cm" svg:height="9.133cm" svg:x="1.4cm" svg:y="3.685cm" presentation:class="outline" presentation:placeholder="true" presentation:user-transformed="true">
        <draw:text-box/>
      </draw:frame>
      <draw:frame draw:name="Google Shape;18;p3" presentation:style-name="Mpr4"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